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2019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2018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2017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2016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2013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2012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2012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2010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2009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2009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2005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2000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99-03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99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98-09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98-06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98-03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98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97-03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97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96-09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96-06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96-03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96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95-09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95-06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95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95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94-09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94-06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94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93-09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93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93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93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93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93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93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53-08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52-07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51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51-05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51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51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4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4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44-1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4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4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42-1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4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41-10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4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40-1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40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4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40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39-1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39-06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3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38-10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38-06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3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37-10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37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37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3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37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36-1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36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36-08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36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3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36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36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36-0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35-1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35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35-09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35-08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35-07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35-06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35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3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35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35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34-1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05101430401</text:p>
          </table:table-cell>
          <table:table-cell office:value-type="string" calcext:value-type="string">
            <text:p>1934-1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06" meta:object-count="0"/>
    <meta:user-defined meta:name="AppVersion">3.0</meta:user-defined>
  </office:meta>
</office:document-meta>
</file>